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00" draw:textarea-vertical-align="middle"/>
    </style:style>
    <style:style style:name="gr2" style:family="graphic" style:parent-style-name="standard">
      <style:graphic-properties svg:stroke-width="0.102cm" svg:stroke-color="#cc0000" draw:marker-start-width="0.352cm" draw:marker-end-width="0.352cm" draw:fill="solid" draw:fill-color="#ff33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8.827cm" svg:height="17.144cm" svg:x="1.349cm" svg:y="3.667cm" svg:viewBox="0 0 18828 17145" draw:points="3937,15240 0,7493 3556,10160 2159,5080 4953,8128 3810,1016 6858,7366 7112,2286 8509,6858 10414,0 10922,8001 14605,381 13462,9398 18828,3810 14859,11684 18828,8763 13462,15621 8636,17145">
          <text:p/>
        </draw:polygon>
        <draw:custom-shape draw:style-name="gr2" draw:text-style-name="P1" draw:layer="layout" svg:width="10.033cm" svg:height="10.541cm" svg:x="5.286cm" svg:y="12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0:40:34.145000000</meta:creation-date>
    <dc:date>2013-10-21T20:54:43.846000000</dc:date>
    <meta:editing-duration>PT3M30S</meta:editing-duration>
    <meta:editing-cycles>3</meta:editing-cycles>
    <meta:generator>LibreOffice/4.1.1.2$Windows_x86 LibreOffice_project/7e4286b58adc75a14f6d83f53a03b6c11fa2903</meta:generator>
    <meta:document-statistic meta:object-count="2"/>
  </office:meta>
</office:document-meta>
</file>